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6e6" officeooo:paragraph-rsid="001d26e6"/>
    </style:style>
    <style:style style:name="P2" style:family="paragraph" style:parent-style-name="Standard">
      <style:text-properties officeooo:rsid="001e2f73" officeooo:paragraph-rsid="001e2f7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2f73" style:font-style-asian="normal" style:font-style-complex="normal"/>
    </style:style>
    <style:style style:name="T4" style:family="text">
      <style:text-properties officeooo:rsid="001e2f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</text:span>réer le catkin_ei_ws</text:p>
      <text:p text:style-name="P1">créer le fichier src <text:s/>et cd ..</text:p>
      <text:p text:style-name="P1"><text:span text:style-name="T4">s</text:span>ource <text:span text:style-name="T1">opt</text:span><text:span text:style-name="T2">/ros/melodic/setup.bash</text:span></text:p>
      <text:p text:style-name="P2"><text:span text:style-name="T2">cd src et catkin_init_workspace</text:span></text:p>
      <text:p text:style-name="P2"><text:span text:style-name="T2">cd ..</text:span></text:p>
      <text:p text:style-name="P1"><text:span text:style-name="T3">c</text:span><text:span text:style-name="T2">atkin_make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21:40:10.650084152</meta:creation-date>
    <dc:date>2021-04-30T12:00:11.506171669</dc:date>
    <meta:editing-duration>PT10H39M40S</meta:editing-duration>
    <meta:editing-cycles>1</meta:editing-cycles>
    <meta:document-statistic meta:table-count="0" meta:image-count="0" meta:object-count="0" meta:page-count="1" meta:paragraph-count="6" meta:word-count="19" meta:character-count="131" meta:non-whitespace-character-count="117"/>
    <meta:generator>LibreOffice/6.0.7.3$Linux_X86_64 LibreOffice_project/00m0$Build-3</meta:generator>
  </office:meta>
</office:document-meta>
</file>